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 style:font-pitch="variable"/>
    <style:font-face style:name="Times New Roman" svg:font-family="'Times New Roman'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827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40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879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149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01cm"/>
    </style:style>
    <style:style style:name="pr1" style:family="presentation" style:parent-style-name="_31_030_25_20Wt._25_20Intro1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28pt"/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6" style:family="paragraph">
      <style:text-properties fo:font-size="28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font-name="Segoe UI Semibold"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bold" style:font-name-asian="Times New Roman" style:font-size-asian="32pt" style:font-style-asian="italic" style:font-weight-asian="normal" style:font-size-complex="32pt" style:font-style-complex="normal" style:font-weight-complex="bold"/>
    </style:style>
    <style:style style:name="T4" style:family="text">
      <style:text-properties fo:color="#000000" style:text-position="33% 58%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cc0000" style:font-name="Segoe UI Semibold"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cc0000" style:font-name="Segoe UI Semibold"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color="#000000" style:font-name="Segoe UI Semibold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style:font-name="Segoe UI Semibold" fo:font-size="32pt" fo:font-style="normal" fo:text-shadow="none" fo:font-weight="bold" style:font-name-asian="LSBSymbol" style:font-size-asian="32pt" style:font-style-asian="normal" style:font-weight-asian="bold" style:font-name-complex="LSBSymbol1" style:font-size-complex="32pt" style:font-style-complex="normal" style:font-weight-complex="bold"/>
    </style:style>
    <style:style style:name="T10" style:family="text">
      <style:text-properties fo:color="#000099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1" presentation:presentation-page-layout-name="AL1T0">
        <office:forms form:automatic-focus="false" form:apply-design-mode="false"/>
        <draw:frame draw:style-name="gr1" draw:text-style-name="P2" draw:layer="layout" svg:width="24.892cm" svg:height="8.077cm" svg:x="1.669cm" svg:y="0.713cm">
          <draw:text-box>
            <text:p text:style-name="P1"><text:span text:style-name="T1">Holy Gospel</text:span><text:span text:style-name="T2"> <text:s/></text:span></text:p>
            <text:p text:style-name="P1"><text:span text:style-name="T3">Luke 24:44–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1" presentation:presentation-page-layout-name="AL1T0">
        <office:forms form:automatic-focus="false" form:apply-design-mode="false"/>
        <draw:frame draw:style-name="gr1" draw:text-style-name="P5" draw:layer="layout" svg:width="24.892cm" svg:height="8.077cm" svg:x="1.669cm" svg:y="0.713cm">
          <draw:text-box>
            <text:p text:style-name="P4"><text:span text:style-name="T4">44</text:span><text:span text:style-name="T5">Then he said to them, “These are my words that I spoke to you while I was still with you, that everything written about me in the Law of Moses and the Prophets and the Psalms must be fulfille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_31_030_25_20Wt._25_20Intro1" presentation:presentation-page-layout-name="AL1T0">
        <office:forms form:automatic-focus="false" form:apply-design-mode="false"/>
        <draw:frame draw:style-name="gr3" draw:text-style-name="P5" draw:layer="layout" svg:width="24.892cm" svg:height="6.653cm" svg:x="1.669cm" svg:y="0.713cm">
          <draw:text-box>
            <text:p text:style-name="P4"><text:span text:style-name="T4">45</text:span><text:span text:style-name="T5">Then he opened their minds to understand the Scriptures, </text:span><text:span text:style-name="T4">46</text:span><text:span text:style-name="T5">and said to them, “Thus it is written, that the Christ should suffer and on the third day rise from the dea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_31_030_25_20Wt._25_20Intro1" presentation:presentation-page-layout-name="AL1T0">
        <office:forms form:automatic-focus="false" form:apply-design-mode="false"/>
        <draw:frame draw:style-name="gr4" draw:text-style-name="P5" draw:layer="layout" svg:width="24.892cm" svg:height="5.129cm" svg:x="1.669cm" svg:y="0.713cm">
          <draw:text-box>
            <text:p text:style-name="P4"><text:span text:style-name="T4">47</text:span><text:span text:style-name="T5">and that repentance and forgiveness of sins should be proclaimed in his name to all nations, beginning from Jerusal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_31_030_25_20Wt._25_20Intro1" presentation:presentation-page-layout-name="AL1T0">
        <office:forms form:automatic-focus="false" form:apply-design-mode="false"/>
        <draw:frame draw:style-name="gr5" draw:text-style-name="P5" draw:layer="layout" svg:width="24.892cm" svg:height="6.399cm" svg:x="1.669cm" svg:y="0.713cm">
          <draw:text-box>
            <text:p text:style-name="P4"><text:span text:style-name="T4">48</text:span><text:span text:style-name="T5">You are witnesses of these things. </text:span><text:span text:style-name="T4">49</text:span><text:span text:style-name="T5">And behold, I am sending the promise of my Father upon you. But stay in the city until you are clothed with power from on high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_31_030_25_20Wt._25_20Intro1" presentation:presentation-page-layout-name="AL1T0">
        <office:forms form:automatic-focus="false" form:apply-design-mode="false"/>
        <draw:frame draw:style-name="gr5" draw:text-style-name="P5" draw:layer="layout" svg:width="24.892cm" svg:height="6.399cm" svg:x="1.669cm" svg:y="0.713cm">
          <draw:text-box>
            <text:p text:style-name="P4"><text:span text:style-name="T4">50</text:span><text:span text:style-name="T5">Then he led them out as far as Bethany, and lifting up his hands he blessed them.</text:span><text:span text:style-name="T4"> 51</text:span><text:span text:style-name="T5">While he blessed them, he parted from them and was carried up into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_31_030_25_20Wt._25_20Intro1" presentation:presentation-page-layout-name="AL1T0">
        <office:forms form:automatic-focus="false" form:apply-design-mode="false"/>
        <draw:frame draw:style-name="gr1" draw:text-style-name="P5" draw:layer="layout" svg:width="24.892cm" svg:height="8.077cm" svg:x="1.669cm" svg:y="0.713cm">
          <draw:text-box>
            <text:p text:style-name="P4"><text:span text:style-name="T6">(</text:span><text:span text:style-name="T7">the paschal candle is extinguished to signify our Lord’s ascension.)</text:span><text:span text:style-name="T8"> </text:span><text:span text:style-name="T4">52</text:span><text:span text:style-name="T5">And they worshiped him and returned to Jerusalem with great joy, </text:span><text:span text:style-name="T4">53</text:span><text:span text:style-name="T5">and were continually in the temple blessing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_31_030_25_20Wt._25_20Intro1" presentation:presentation-page-layout-name="AL1T0">
        <office:forms form:automatic-focus="false" form:apply-design-mode="false"/>
        <draw:frame draw:style-name="gr6" draw:text-style-name="P5" draw:layer="layout" svg:width="24.493cm" svg:height="3.351cm" svg:x="1.712cm" svg:y="0.91cm">
          <draw:text-box>
            <text:p text:style-name="P4"><text:span text:style-name="T9">P: </text:span><text:span text:style-name="T10">This is the Gospel of the Lord.</text:span></text:p>
            <text:p text:style-name="P6"><text:span text:style-name="T9">C: </text:span><text:span text:style-name="T11">Praise to You, O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SBSymbol" svg:font-family="LSBSymbol" style:font-pitch="variable"/>
    <style:font-face style:name="Times New Roman" svg:font-family="'Times New Roman'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23:19:05.930000000</meta:creation-date>
    <dc:title>Blue template</dc:title>
    <meta:editing-duration>PT1M11S</meta:editing-duration>
    <meta:editing-cycles>2</meta:editing-cycles>
    <meta:generator>LibreOffice/6.0.1.1$Windows_X86_64 LibreOffice_project/60bfb1526849283ce2491346ed2aa51c465abfe6</meta:generator>
    <dc:date>2018-05-08T23:20:16.158000000</dc:date>
    <meta:document-statistic meta:object-count="56"/>
  </office:meta>
</office:document-meta>
</file>